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d39ac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style:style style:name="T9" style:family="text">
      <style:text-properties officeooo:rsid="003d3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<text:text-input text:description="&lt;if test=&quot;o.procedure_type_id.fasting = True&quot;&gt;">&lt;if test="o.procedure_type_id.fasting is True"&gt;</text:text-input><text:line-break/>à jeun depuis <text:span text:style-name="T5">7</text:span>h du matin<text:span text:style-name="T4">, ni boire, ni fumer, ni manger</text:span><text:span text:style-name="T4"><text:text-input text:description="&lt;/if&gt;">&lt;if/&gt;</text:text-input></text:span><text:line-break/>à la Clinique <text:span text:style-name="T5">à Nouville</text:span>.<text:line-break/> <text:span text:style-name="T9">j’essaie de récuperer des donnees de procedure type id : </text:span><text:span text:style-name="T9"><text:text-input text:description="&lt;o.procedure_type_id.name&gt;"/></text:span><text:span text:style-name="T9"><text:text-input text:description="&lt;o.procedure_type_id.name&gt;">&lt;o.procedure_type_id.name&gt;</text:text-input></text:span><text:span text:style-name="T9"><text:line-break/></text:span>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0:23:22.637417149</dc:date>
    <meta:editing-duration>PT9H26M2S</meta:editing-duration>
    <meta:editing-cycles>127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0" meta:character-count="1157" meta:non-whitespace-character-count="1040"/>
  </office:meta>
</office:document-meta>
</file>